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8.225cm" fo:min-width="6.45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4.397cm" fo:min-width="4.401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4.143cm" fo:min-width="4.655cm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>
      <style:graphic-properties svg:stroke-width="0.081cm" svg:stroke-color="#ff0000" draw:marker-start-width="0.321cm" draw:marker-end="Arrow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7" style:family="graphic" style:parent-style-name="standard">
      <style:graphic-properties draw:stroke="none" draw:fill="none" draw:fill-color="#ffffff" draw:auto-grow-width="true" fo:min-height="0.685cm" fo:min-width="1.667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4.905cm" fo:min-width="4.655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6.175cm" fo:min-width="4.655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4.905cm" fo:min-width="5.925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cccccc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-color="#999999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P9" style:family="paragraph">
      <loext:graphic-properties draw:fill="none" draw:fill-color="#ffffff"/>
      <style:paragraph-properties style:writing-mode="lr-tb"/>
      <style:text-properties fo:font-size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6.985cm" svg:height="8.509cm" svg:x="6.969cm" svg:y="1.381cm">
          <text:p text:style-name="P1">GameCharacter()</text:p>
          <text:p text:style-name="P2"><text:span text:style-name="T1">-name: String</text:span></text:p>
          <text:p text:style-name="P2"><text:span text:style-name="T1">-health: int</text:span></text:p>
          <text:p text:style-name="P2"><text:span text:style-name="T1">-attack: int</text:span></text:p>
          <text:p text:style-name="P2"><text:span text:style-name="T1">-speed: int</text:span></text:p>
          <text:p text:style-name="P2"><text:span text:style-name="T2">+</text:span><text:span text:style-name="T1">GameCharacter(name: String, </text:span></text:p>
          <text:p text:style-name="P2"><text:span text:style-name="T1"><text:tab/></text:span><text:span text:style-name="T1">health: int, attack: int, </text:span></text:p>
          <text:p text:style-name="P2"><text:span text:style-name="T1"><text:tab/></text:span><text:span text:style-name="T1">speed: int)</text:span></text:p>
          <text:p text:style-name="P2"><text:span text:style-name="T1">+getName(): String</text:span></text:p>
          <text:p text:style-name="P2"><text:span text:style-name="T1">+getHealth(): int</text:span></text:p>
          <text:p text:style-name="P2"><text:span text:style-name="T1">+getSpeed(): int</text:span></text:p>
          <text:p text:style-name="P2"><text:span text:style-name="T1">+getAttack(): int</text:span></text:p>
          <text:p text:style-name="P2"><text:span text:style-name="T1">+isAlive(): boolean</text:span></text:p>
          <text:p text:style-name="P2"><text:span text:style-name="T1">+isDead(): boolean</text:span></text:p>
          <text:p text:style-name="P2"><text:span text:style-name="T1">+hit(target: GameCharacter): void</text:span></text:p>
          <text:p text:style-name="P2"><text:span text:style-name="T1">+slowDown(speedDamage: int): void</text:span></text:p>
          <text:p text:style-name="P2"><text:span text:style-name="T1">+useItem(item: Item): voi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953cm" svg:height="4.699cm" svg:x="1.635cm" svg:y="7.731cm">
          <text:p text:style-name="P1">Ripley()</text:p>
          <text:p text:style-name="P4"><text:span text:style-name="T1">+Ripley(name: String, </text:span></text:p>
          <text:p text:style-name="P4"><text:span text:style-name="T1"><text:tab/></text:span><text:span text:style-name="T1">health: int, </text:span></text:p>
          <text:p text:style-name="P4"><text:span text:style-name="T1"><text:tab/></text:span><text:span text:style-name="T1">attack: int, </text:span></text:p>
          <text:p text:style-name="P4"><text:span text:style-name="T1"><text:tab/></text:span><text:span text:style-name="T1">speed: int)</text:span><text:span text:style-name="T1"><text:line-break/></text:span><text:span text:style-name="T1">+fight(alien: Alien): voi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07cm" svg:height="4.445cm" svg:x="14.335cm" svg:y="7.858cm">
          <text:p text:style-name="P1">Alien()</text:p>
          <text:p text:style-name="P2"><text:span text:style-name="T1">-speedDamage: int</text:span></text:p>
          <text:p text:style-name="P2"><text:span text:style-name="T1">+ Alien(name: String, </text:span></text:p>
          <text:p text:style-name="P2"><text:span text:style-name="T1"><text:tab/></text:span><text:span text:style-name="T1">health: int, </text:span></text:p>
          <text:p text:style-name="P2"><text:span text:style-name="T1"><text:tab/></text:span><text:span text:style-name="T1">attack: int, </text:span></text:p>
          <text:p text:style-name="P2"><text:span text:style-name="T1"><text:tab/></text:span><text:span text:style-name="T1">speed: int, </text:span></text:p>
          <text:p text:style-name="P2"><text:span text:style-name="T1">speedDamage: int)</text:span><text:span text:style-name="T1"><text:line-break/></text:span><text:span text:style-name="T1">+fight(ripley: Ripley): void</text:span></text:p>
          <text:p text:style-name="P2"><text:span text:style-name="T1">+getSpeedDamage(): int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3.413cm" svg:y1="7.731cm" svg:x2="7.071cm" svg:y2="5.445cm">
          <text:p/>
        </draw:line>
        <draw:line draw:style-name="gr4" draw:text-style-name="P6" draw:layer="layout" svg:x1="16.875cm" svg:y1="7.858cm" svg:x2="13.954cm" svg:y2="5.318cm">
          <text:p/>
        </draw:line>
        <draw:frame draw:style-name="gr5" draw:text-style-name="P8" draw:layer="layout" svg:width="8.579cm" svg:height="0.835cm" svg:x="7.784cm" svg:y="0.164cm">
          <draw:text-box>
            <text:p text:style-name="P7"><text:span text:style-name="T3">UML Design Sheet for Aliens!</text:span></text:p>
          </draw:text-box>
        </draw:frame>
        <draw:frame draw:style-name="gr6" draw:text-style-name="P9" draw:layer="layout" svg:width="5.969cm" svg:height="0.806cm" svg:x="0.111cm" svg:y="0.194cm">
          <draw:text-box>
            <text:p><text:span text:style-name="T3">Abdon Morales</text:span></text:p>
          </draw:text-box>
        </draw:frame>
        <draw:frame draw:style-name="gr7" draw:text-style-name="P9" draw:layer="layout" svg:width="2.167cm" svg:height="0.935cm" svg:x="18.518cm" svg:y="0.238cm">
          <draw:text-box>
            <text:p><text:span text:style-name="T3"><text:date style:data-style-name="D1" text:date-value="2025-02-05" text:fixed="true">2/5/25</text:date></text:span></text:p>
          </draw:text-box>
        </draw:frame>
        <draw:custom-shape draw:style-name="gr8" draw:text-style-name="P1" draw:layer="layout" svg:width="5.207cm" svg:height="5.207cm" svg:x="1.635cm" svg:y="12.684cm">
          <text:p text:style-name="P1">Game()</text:p>
          <text:p text:style-name="P2"><text:span text:style-name="T1">-ripley: Ripley</text:span></text:p>
          <text:p text:style-name="P2"><text:span text:style-name="T1">-rooms: List&lt;Room&gt;</text:span><text:span text:style-name="T1"><text:line-break/></text:span><text:span text:style-name="T1">+Game(ripley: Ripley, </text:span></text:p>
          <text:p text:style-name="P2"><text:span text:style-name="T1"><text:tab/></text:span><text:span text:style-name="T1">rooms: List&lt;Room&gt;)</text:span></text:p>
          <text:p text:style-name="P2"><text:span text:style-name="T1">+play(): void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207cm" svg:height="6.477cm" svg:x="14.335cm" svg:y="12.557cm">
          <text:p text:style-name="P1">Item()</text:p>
          <text:p text:style-name="P2"><text:span text:style-name="T1">-name: String</text:span></text:p>
          <text:p text:style-name="P2"><text:span text:style-name="T1">-health: int</text:span><text:span text:style-name="T1"><text:line-break/></text:span><text:span text:style-name="T1">-attack: int</text:span></text:p>
          <text:p text:style-name="P2"><text:span text:style-name="T1">-speed: int</text:span><text:span text:style-name="T1"><text:line-break/></text:span><text:span text:style-name="T1">+Item(name: String, </text:span></text:p>
          <text:p text:style-name="P2"><text:span text:style-name="T1"><text:tab/></text:span><text:span text:style-name="T1">health: int, </text:span></text:p>
          <text:p text:style-name="P2"><text:span text:style-name="T1"><text:tab/></text:span><text:span text:style-name="T1">attack: int,</text:span></text:p>
          <text:p text:style-name="P2"><text:span text:style-name="T1"><text:tab/></text:span><text:span text:style-name="T1">speed: int)</text:span></text:p>
          <text:p text:style-name="P2"><text:span text:style-name="T1">+getHealth(): int</text:span></text:p>
          <text:p text:style-name="P2"><text:span text:style-name="T1">+getAttack(): int</text:span><text:span text:style-name="T1"><text:line-break/></text:span><text:span text:style-name="T1">+getSpeed(): int</text:span><text:span text:style-name="T1"><text:line-break/></text:span><text:span text:style-name="T1">+getName(): Str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477cm" svg:height="5.207cm" svg:x="7.35cm" svg:y="12.684cm">
          <text:p text:style-name="P1">Room()</text:p>
          <text:p text:style-name="P2"><text:span text:style-name="T1">-name: String</text:span></text:p>
          <text:p text:style-name="P2"><text:span text:style-name="T1">-alien: Alien</text:span></text:p>
          <text:p text:style-name="P2"><text:span text:style-name="T1">-item: Item</text:span><text:span text:style-name="T1"><text:line-break/></text:span><text:span text:style-name="T1">+Room(name; String, alien: Alien, </text:span></text:p>
          <text:p text:style-name="P2"><text:span text:style-name="T1"><text:tab/></text:span><text:span text:style-name="T1">item: Item</text:span></text:p>
          <text:p text:style-name="P2"><text:span text:style-name="T1">)</text:span></text:p>
          <text:p text:style-name="P2"><text:span text:style-name="T1">+getAlien(): Alien</text:span></text:p>
          <text:p text:style-name="P2"><text:span text:style-name="T1">+getItem(): Item</text:span></text:p>
          <text:p text:style-name="P2"><text:span text:style-name="T1">+getName(): String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5T17:02:50.461416949</meta:creation-date>
    <dc:date>2025-02-10T10:59:30.530952003</dc:date>
    <meta:editing-duration>PT1H18S</meta:editing-duration>
    <meta:editing-cycles>13</meta:editing-cycles>
    <meta:generator>LibreOffice/6.4.7.2$Linux_X86_64 LibreOffice_project/40$Build-2</meta:generator>
    <meta:document-statistic meta:object-count="11"/>
  </office:meta>
</office:document-meta>
</file>